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5.409cm"/>
    </style:style>
    <style:style style:name="pr6" style:family="presentation" style:parent-style-name="PHP_25_20Akademija_25_20template_25_20v4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Twig macro i ekstenzije</text:p>
          </draw:text-box>
        </draw:frame>
        <draw:frame presentation:style-name="pr2" draw:text-style-name="P1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Macro</text:p>
          </draw:text-box>
        </draw:frame>
        <draw:frame presentation:style-name="pr5" draw:layer="layout" svg:width="32.399cm" svg:height="20cm" svg:x="1.8cm" svg:y="4.6cm" presentation:class="outline">
          <draw:text-box>
            <text:list text:style-name="L2">
              <text:list-item>
                <text:p xml:id="id1" text:id="id1">Ekvivalent funkcijama u programskim jezicima</text:p>
              </text:list-item>
              <text:list-item>
                <text:p xml:id="id2" text:id="id2">Olakšava ponovnu upotrebu čestih html isječaka</text:p>
              </text:list-item>
            </text:list>
            <text:p xml:id="id3" text:id="id3">Razlike od PHP funkcija:</text:p>
            <text:list text:continue-numbering="true" text:style-name="L2">
              <text:list-item>
                <text:p xml:id="id4" text:id="id4">zadani argumenti se definiraju pomoću <text:span text:style-name="T1">default</text:span><text:span text:style-name="T2"> filtra</text:span></text:p>
              </text:list-item>
              <text:list-item>
                <text:p xml:id="id5" text:id="id5"><text:span text:style-name="T2">argumenti su uvijek opcionalni</text:span></text:p>
              </text:list-item>
              <text:list-item>
                <text:p xml:id="id6" text:id="id6"><text:span text:style-name="T2">svi dodatni argumenti su spremljeni u </text:span><text:span text:style-name="T1">varargs</text:span> <text:span text:style-name="T2">varijablu</text:span></text:p>
              </text:list-item>
            </text:list>
            <text:p xml:id="id7" text:id="id7"><text:span text:style-name="T2"><text:a xlink:href="http://twig.sensiolabs.org/doc/tags/macro.html" xlink:type="simple">Dokumentacija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wig ekstenzije</text:p>
          </draw:text-box>
        </draw:frame>
        <draw:frame presentation:style-name="pr5" draw:layer="layout" svg:width="32.399cm" svg:height="20cm" svg:x="1.8cm" svg:y="4.6cm" presentation:class="outline">
          <draw:text-box>
            <text:p xml:id="id8" text:id="id8">Twig u Symfony-ju možemo lako <text:a xlink:href="http://symfony.com/doc/current/templating/twig_extension.html" xlink:type="simple">proširiti</text:a>: </text:p>
            <text:list text:style-name="L2">
              <text:list-item>
                <text:p xml:id="id9" text:id="id9">filteri</text:p>
              </text:list-item>
              <text:list-item>
                <text:p xml:id="id10" text:id="id10">funkcije</text:p>
              </text:list-item>
              <text:list-item>
                <text:p xml:id="id11" text:id="id11">testovi</text:p>
              </text:list-item>
              <text:list-item>
                <text:p xml:id="id12" text:id="id12">globalne varijable</text:p>
              </text:list-item>
              <text:list-item>
                <text:p xml:id="id13" text:id="id13">tagov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<text:a xlink:href="http://twig.sensiolabs.org/doc/advanced.html" xlink:type="simple">http://twig.sensiolabs.org/doc/advanced.html</text:a>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51</meta:editing-cycles>
    <meta:editing-duration>PT20H31M56S</meta:editing-duration>
    <meta:generator>LibreOffice/5.1.5.2$Windows_x86 LibreOffice_project/7a864d8825610a8c07cfc3bc01dd4fce6a9447e5</meta:generator>
    <dc:title>PHP Akademija template v4</dc:title>
    <dc:date>2016-12-09T16:19:28.716000000</dc:date>
    <meta:document-statistic meta:object-count="51"/>
  </office:meta>
</office:document-meta>
</file>